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4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2</text:span>_<text:span text:style-name="T1">index</text:span></text:p>
      <text:p text:style-name="P9"><text:date style:data-style-name="N37" text:date-value="2017-01-13T13:01:28.659453392">13/01/17</text:date> </text:p>
      <text:h text:style-name="P24" text:outline-level="1">Database Structure</text:h>
      <text:p text:style-name="P2"><text:span text:style-name="T2">Table name</text:span>: <text:tab/><text:tab/><text:span text:style-name="T2">wxradar_storm2_index</text:span></text:p>
      <text:p text:style-name="P5"><text:span text:style-name="T22">Partition Key</text:span><text:span text:style-name="T23">: <text:tab/></text:span><text:span text:style-name="T18">date_id</text:span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4757798001499769541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<text:span text:style-name="T13">radarmask_id (##)</text:span>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_</text:span><text:span text:style-name="T13">storm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8352961179968647304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max_mesh 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4" text:outline-level="1">Usage</text:h>
      <text:list xml:id="list2583054727293348263" text:style-name="L3">
        <text:list-item>
          <text:p text:style-name="P23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3">wv_kml:<text:tab/>Filtering <text:span text:style-name="T3">storms</text:span></text:p>
        </text:list-item>
        <text:list-item>
          <text:p text:style-name="P23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13T12:16:36.201200476</dc:date>
    <meta:editing-duration>PT14H42M29S</meta:editing-duration>
    <meta:editing-cycles>66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3" meta:word-count="153" meta:character-count="1072" meta:non-whitespace-character-count="982"/>
  </office:meta>
</office:document-meta>
</file>